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ering" table:style-name="ta1">
        <table:shapes>
          <draw:frame draw:z-index="0" draw:style-name="gr1" draw:text-style-name="P1" svg:width="6.2988in" svg:height="3.5429in" svg:x="3.5953in" svg:y="0.0394in">
            <draw:object draw:notify-on-update-of-ranges="Steering.A1:Steering.A1 Steering.A2:Steering.A405 Steering.B1:Steering.B1 Steering.B2:Steering.B405 Steering.C1:Steering.C1 Steering.C2:Steering.C405 Steering.D1:Steering.D1 Steering.D2:Steering.D4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-834" calcext:value-type="float">
            <text:p>-834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828" calcext:value-type="float">
            <text:p>-828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828" calcext:value-type="float">
            <text:p>-828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834" calcext:value-type="float">
            <text:p>-834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814" calcext:value-type="float">
            <text:p>-814</text:p>
          </table:table-cell>
          <table:table-cell office:value-type="float" office:value="423" calcext:value-type="float">
            <text:p>423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814" calcext:value-type="float">
            <text:p>-814</text:p>
          </table:table-cell>
          <table:table-cell office:value-type="float" office:value="423" calcext:value-type="float">
            <text:p>423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776" calcext:value-type="float">
            <text:p>-776</text:p>
          </table:table-cell>
          <table:table-cell office:value-type="float" office:value="422" calcext:value-type="float">
            <text:p>422</text:p>
          </table:table-cell>
          <table:table-cell office:value-type="float" office:value="-567" calcext:value-type="float">
            <text:p>-56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736" calcext:value-type="float">
            <text:p>-736</text:p>
          </table:table-cell>
          <table:table-cell office:value-type="float" office:value="427" calcext:value-type="float">
            <text:p>427</text:p>
          </table:table-cell>
          <table:table-cell office:value-type="float" office:value="-568" calcext:value-type="float">
            <text:p>-568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736" calcext:value-type="float">
            <text:p>-736</text:p>
          </table:table-cell>
          <table:table-cell office:value-type="float" office:value="427" calcext:value-type="float">
            <text:p>427</text:p>
          </table:table-cell>
          <table:table-cell office:value-type="float" office:value="-568" calcext:value-type="float">
            <text:p>-568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688" calcext:value-type="float">
            <text:p>-688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642" calcext:value-type="float">
            <text:p>-642</text:p>
          </table:table-cell>
          <table:table-cell office:value-type="float" office:value="428" calcext:value-type="float">
            <text:p>428</text:p>
          </table:table-cell>
          <table:table-cell office:value-type="float" office:value="-567" calcext:value-type="float">
            <text:p>-567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642" calcext:value-type="float">
            <text:p>-642</text:p>
          </table:table-cell>
          <table:table-cell office:value-type="float" office:value="428" calcext:value-type="float">
            <text:p>428</text:p>
          </table:table-cell>
          <table:table-cell office:value-type="float" office:value="-567" calcext:value-type="float">
            <text:p>-567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605" calcext:value-type="float">
            <text:p>-605</text:p>
          </table:table-cell>
          <table:table-cell office:value-type="float" office:value="427" calcext:value-type="float">
            <text:p>427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556" calcext:value-type="float">
            <text:p>-556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556" calcext:value-type="float">
            <text:p>-556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512" calcext:value-type="float">
            <text:p>-512</text:p>
          </table:table-cell>
          <table:table-cell office:value-type="float" office:value="424" calcext:value-type="float">
            <text:p>424</text:p>
          </table:table-cell>
          <table:table-cell office:value-type="float" office:value="-567" calcext:value-type="float">
            <text:p>-56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468" calcext:value-type="float">
            <text:p>-468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468" calcext:value-type="float">
            <text:p>-468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416" calcext:value-type="float">
            <text:p>-416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372" calcext:value-type="float">
            <text:p>-372</text:p>
          </table:table-cell>
          <table:table-cell office:value-type="float" office:value="425" calcext:value-type="float">
            <text:p>425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372" calcext:value-type="float">
            <text:p>-372</text:p>
          </table:table-cell>
          <table:table-cell office:value-type="float" office:value="425" calcext:value-type="float">
            <text:p>425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 office:value-type="float" office:value="427" calcext:value-type="float">
            <text:p>427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260" calcext:value-type="float">
            <text:p>-260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260" calcext:value-type="float">
            <text:p>-260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98" calcext:value-type="float">
            <text:p>-198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425" calcext:value-type="float">
            <text:p>425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425" calcext:value-type="float">
            <text:p>425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424" calcext:value-type="float">
            <text:p>424</text:p>
          </table:table-cell>
          <table:table-cell office:value-type="float" office:value="-567" calcext:value-type="float">
            <text:p>-56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27" calcext:value-type="float">
            <text:p>427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27" calcext:value-type="float">
            <text:p>427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27" calcext:value-type="float">
            <text:p>427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27" calcext:value-type="float">
            <text:p>427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28" calcext:value-type="float">
            <text:p>428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28" calcext:value-type="float">
            <text:p>428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27" calcext:value-type="float">
            <text:p>427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24" calcext:value-type="float">
            <text:p>424</text:p>
          </table:table-cell>
          <table:table-cell office:value-type="float" office:value="-562" calcext:value-type="float">
            <text:p>-562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24" calcext:value-type="float">
            <text:p>424</text:p>
          </table:table-cell>
          <table:table-cell office:value-type="float" office:value="-562" calcext:value-type="float">
            <text:p>-562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98" calcext:value-type="float">
            <text:p>398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422" calcext:value-type="float">
            <text:p>422</text:p>
          </table:table-cell>
          <table:table-cell office:value-type="float" office:value="-567" calcext:value-type="float">
            <text:p>-567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425" calcext:value-type="float">
            <text:p>425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424" calcext:value-type="float">
            <text:p>424</text:p>
          </table:table-cell>
          <table:table-cell office:value-type="float" office:value="-567" calcext:value-type="float">
            <text:p>-567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424" calcext:value-type="float">
            <text:p>424</text:p>
          </table:table-cell>
          <table:table-cell office:value-type="float" office:value="-567" calcext:value-type="float">
            <text:p>-567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427" calcext:value-type="float">
            <text:p>427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422" calcext:value-type="float">
            <text:p>422</text:p>
          </table:table-cell>
          <table:table-cell office:value-type="float" office:value="-567" calcext:value-type="float">
            <text:p>-567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422" calcext:value-type="float">
            <text:p>422</text:p>
          </table:table-cell>
          <table:table-cell office:value-type="float" office:value="-567" calcext:value-type="float">
            <text:p>-567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423" calcext:value-type="float">
            <text:p>423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425" calcext:value-type="float">
            <text:p>425</text:p>
          </table:table-cell>
          <table:table-cell office:value-type="float" office:value="-566" calcext:value-type="float">
            <text:p>-566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425" calcext:value-type="float">
            <text:p>425</text:p>
          </table:table-cell>
          <table:table-cell office:value-type="float" office:value="-566" calcext:value-type="float">
            <text:p>-566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2213" calcext:value-type="float">
            <text:p>-2213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2154" calcext:value-type="float">
            <text:p>-2154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2154" calcext:value-type="float">
            <text:p>-2154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2094" calcext:value-type="float">
            <text:p>-2094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2036" calcext:value-type="float">
            <text:p>-2036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2036" calcext:value-type="float">
            <text:p>-2036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978" calcext:value-type="float">
            <text:p>-1978</text:p>
          </table:table-cell>
          <table:table-cell office:value-type="float" office:value="427" calcext:value-type="float">
            <text:p>427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914" calcext:value-type="float">
            <text:p>-1914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914" calcext:value-type="float">
            <text:p>-1914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852" calcext:value-type="float">
            <text:p>-1852</text:p>
          </table:table-cell>
          <table:table-cell office:value-type="float" office:value="425" calcext:value-type="float">
            <text:p>425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790" calcext:value-type="float">
            <text:p>-1790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790" calcext:value-type="float">
            <text:p>-1790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726" calcext:value-type="float">
            <text:p>-1726</text:p>
          </table:table-cell>
          <table:table-cell office:value-type="float" office:value="422" calcext:value-type="float">
            <text:p>422</text:p>
          </table:table-cell>
          <table:table-cell office:value-type="float" office:value="-568" calcext:value-type="float">
            <text:p>-56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668" calcext:value-type="float">
            <text:p>-1668</text:p>
          </table:table-cell>
          <table:table-cell office:value-type="float" office:value="424" calcext:value-type="float">
            <text:p>424</text:p>
          </table:table-cell>
          <table:table-cell office:value-type="float" office:value="-567" calcext:value-type="float">
            <text:p>-56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668" calcext:value-type="float">
            <text:p>-1668</text:p>
          </table:table-cell>
          <table:table-cell office:value-type="float" office:value="424" calcext:value-type="float">
            <text:p>424</text:p>
          </table:table-cell>
          <table:table-cell office:value-type="float" office:value="-567" calcext:value-type="float">
            <text:p>-56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601" calcext:value-type="float">
            <text:p>-1601</text:p>
          </table:table-cell>
          <table:table-cell office:value-type="float" office:value="424" calcext:value-type="float">
            <text:p>424</text:p>
          </table:table-cell>
          <table:table-cell office:value-type="float" office:value="-567" calcext:value-type="float">
            <text:p>-567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-1525" calcext:value-type="float">
            <text:p>-1525</text:p>
          </table:table-cell>
          <table:table-cell office:value-type="float" office:value="425" calcext:value-type="float">
            <text:p>425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525" calcext:value-type="float">
            <text:p>-1525</text:p>
          </table:table-cell>
          <table:table-cell office:value-type="float" office:value="425" calcext:value-type="float">
            <text:p>425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458" calcext:value-type="float">
            <text:p>-1458</text:p>
          </table:table-cell>
          <table:table-cell office:value-type="float" office:value="423" calcext:value-type="float">
            <text:p>423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385" calcext:value-type="float">
            <text:p>-1385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385" calcext:value-type="float">
            <text:p>-1385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315" calcext:value-type="float">
            <text:p>-1315</text:p>
          </table:table-cell>
          <table:table-cell office:value-type="float" office:value="422" calcext:value-type="float">
            <text:p>4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248" calcext:value-type="float">
            <text:p>-1248</text:p>
          </table:table-cell>
          <table:table-cell office:value-type="float" office:value="425" calcext:value-type="float">
            <text:p>425</text:p>
          </table:table-cell>
          <table:table-cell office:value-type="float" office:value="-567" calcext:value-type="float">
            <text:p>-56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248" calcext:value-type="float">
            <text:p>-1248</text:p>
          </table:table-cell>
          <table:table-cell office:value-type="float" office:value="425" calcext:value-type="float">
            <text:p>425</text:p>
          </table:table-cell>
          <table:table-cell office:value-type="float" office:value="-567" calcext:value-type="float">
            <text:p>-56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213" calcext:value-type="float">
            <text:p>-1213</text:p>
          </table:table-cell>
          <table:table-cell office:value-type="float" office:value="424" calcext:value-type="float">
            <text:p>4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455" calcext:value-type="float">
            <text:p>455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455" calcext:value-type="float">
            <text:p>455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519" calcext:value-type="float">
            <text:p>519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582" calcext:value-type="float">
            <text:p>582</text:p>
          </table:table-cell>
          <table:table-cell office:value-type="float" office:value="-567" calcext:value-type="float">
            <text:p>-56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582" calcext:value-type="float">
            <text:p>582</text:p>
          </table:table-cell>
          <table:table-cell office:value-type="float" office:value="-567" calcext:value-type="float">
            <text:p>-56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658" calcext:value-type="float">
            <text:p>658</text:p>
          </table:table-cell>
          <table:table-cell office:value-type="float" office:value="-566" calcext:value-type="float">
            <text:p>-566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729" calcext:value-type="float">
            <text:p>729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729" calcext:value-type="float">
            <text:p>729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791" calcext:value-type="float">
            <text:p>791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856" calcext:value-type="float">
            <text:p>856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856" calcext:value-type="float">
            <text:p>856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922" calcext:value-type="float">
            <text:p>92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982" calcext:value-type="float">
            <text:p>98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982" calcext:value-type="float">
            <text:p>98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1048" calcext:value-type="float">
            <text:p>1048</text:p>
          </table:table-cell>
          <table:table-cell office:value-type="float" office:value="-566" calcext:value-type="float">
            <text:p>-566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1115" calcext:value-type="float">
            <text:p>1115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1115" calcext:value-type="float">
            <text:p>1115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1185" calcext:value-type="float">
            <text:p>1185</text:p>
          </table:table-cell>
          <table:table-cell office:value-type="float" office:value="-567" calcext:value-type="float">
            <text:p>-56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1247" calcext:value-type="float">
            <text:p>1247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1247" calcext:value-type="float">
            <text:p>1247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1315" calcext:value-type="float">
            <text:p>1315</text:p>
          </table:table-cell>
          <table:table-cell office:value-type="float" office:value="-571" calcext:value-type="float">
            <text:p>-571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1381" calcext:value-type="float">
            <text:p>1381</text:p>
          </table:table-cell>
          <table:table-cell office:value-type="float" office:value="-566" calcext:value-type="float">
            <text:p>-566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1381" calcext:value-type="float">
            <text:p>1381</text:p>
          </table:table-cell>
          <table:table-cell office:value-type="float" office:value="-566" calcext:value-type="float">
            <text:p>-566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1448" calcext:value-type="float">
            <text:p>1448</text:p>
          </table:table-cell>
          <table:table-cell office:value-type="float" office:value="-562" calcext:value-type="float">
            <text:p>-562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1512" calcext:value-type="float">
            <text:p>151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1512" calcext:value-type="float">
            <text:p>151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1563" calcext:value-type="float">
            <text:p>1563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1627" calcext:value-type="float">
            <text:p>1627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1627" calcext:value-type="float">
            <text:p>1627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1688" calcext:value-type="float">
            <text:p>1688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1736" calcext:value-type="float">
            <text:p>1736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1736" calcext:value-type="float">
            <text:p>1736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1794" calcext:value-type="float">
            <text:p>179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1848" calcext:value-type="float">
            <text:p>1848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1848" calcext:value-type="float">
            <text:p>1848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1900" calcext:value-type="float">
            <text:p>1900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1955" calcext:value-type="float">
            <text:p>1955</text:p>
          </table:table-cell>
          <table:table-cell office:value-type="float" office:value="-567" calcext:value-type="float">
            <text:p>-56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1955" calcext:value-type="float">
            <text:p>1955</text:p>
          </table:table-cell>
          <table:table-cell office:value-type="float" office:value="-567" calcext:value-type="float">
            <text:p>-56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2012" calcext:value-type="float">
            <text:p>2012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2068" calcext:value-type="float">
            <text:p>2068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2068" calcext:value-type="float">
            <text:p>2068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6" calcext:value-type="float">
            <text:p>-1196</text:p>
          </table:table-cell>
          <table:table-cell office:value-type="float" office:value="2128" calcext:value-type="float">
            <text:p>2128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2188" calcext:value-type="float">
            <text:p>2188</text:p>
          </table:table-cell>
          <table:table-cell office:value-type="float" office:value="-568" calcext:value-type="float">
            <text:p>-56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2188" calcext:value-type="float">
            <text:p>2188</text:p>
          </table:table-cell>
          <table:table-cell office:value-type="float" office:value="-568" calcext:value-type="float">
            <text:p>-56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2248" calcext:value-type="float">
            <text:p>-2248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2188" calcext:value-type="float">
            <text:p>-2188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2188" calcext:value-type="float">
            <text:p>-2188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2132" calcext:value-type="float">
            <text:p>-213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2076" calcext:value-type="float">
            <text:p>-2076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2076" calcext:value-type="float">
            <text:p>-2076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2024" calcext:value-type="float">
            <text:p>-20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1960" calcext:value-type="float">
            <text:p>-1960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1960" calcext:value-type="float">
            <text:p>-1960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1900" calcext:value-type="float">
            <text:p>-1900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1844" calcext:value-type="float">
            <text:p>-1844</text:p>
          </table:table-cell>
          <table:table-cell office:value-type="float" office:value="-562" calcext:value-type="float">
            <text:p>-562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1844" calcext:value-type="float">
            <text:p>-1844</text:p>
          </table:table-cell>
          <table:table-cell office:value-type="float" office:value="-562" calcext:value-type="float">
            <text:p>-562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1779" calcext:value-type="float">
            <text:p>-1779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1724" calcext:value-type="float">
            <text:p>-17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1724" calcext:value-type="float">
            <text:p>-17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656" calcext:value-type="float">
            <text:p>-1656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584" calcext:value-type="float">
            <text:p>-158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584" calcext:value-type="float">
            <text:p>-158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525" calcext:value-type="float">
            <text:p>-1525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6" calcext:value-type="float">
            <text:p>-1196</text:p>
          </table:table-cell>
          <table:table-cell office:value-type="float" office:value="-1456" calcext:value-type="float">
            <text:p>-1456</text:p>
          </table:table-cell>
          <table:table-cell office:value-type="float" office:value="-567" calcext:value-type="float">
            <text:p>-56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6" calcext:value-type="float">
            <text:p>-1196</text:p>
          </table:table-cell>
          <table:table-cell office:value-type="float" office:value="-1456" calcext:value-type="float">
            <text:p>-1456</text:p>
          </table:table-cell>
          <table:table-cell office:value-type="float" office:value="-567" calcext:value-type="float">
            <text:p>-56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1391" calcext:value-type="float">
            <text:p>-1391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324" calcext:value-type="float">
            <text:p>-13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324" calcext:value-type="float">
            <text:p>-132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1264" calcext:value-type="float">
            <text:p>-126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1195" calcext:value-type="float">
            <text:p>-1195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1195" calcext:value-type="float">
            <text:p>-1195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1131" calcext:value-type="float">
            <text:p>-1131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1064" calcext:value-type="float">
            <text:p>-106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1064" calcext:value-type="float">
            <text:p>-106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94" calcext:value-type="float">
            <text:p>-994</text:p>
          </table:table-cell>
          <table:table-cell office:value-type="float" office:value="-566" calcext:value-type="float">
            <text:p>-566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26" calcext:value-type="float">
            <text:p>-926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26" calcext:value-type="float">
            <text:p>-926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856" calcext:value-type="float">
            <text:p>-856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788" calcext:value-type="float">
            <text:p>-788</text:p>
          </table:table-cell>
          <table:table-cell office:value-type="float" office:value="-567" calcext:value-type="float">
            <text:p>-567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788" calcext:value-type="float">
            <text:p>-788</text:p>
          </table:table-cell>
          <table:table-cell office:value-type="float" office:value="-567" calcext:value-type="float">
            <text:p>-567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723" calcext:value-type="float">
            <text:p>-723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663" calcext:value-type="float">
            <text:p>-663</text:p>
          </table:table-cell>
          <table:table-cell office:value-type="float" office:value="-566" calcext:value-type="float">
            <text:p>-566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663" calcext:value-type="float">
            <text:p>-663</text:p>
          </table:table-cell>
          <table:table-cell office:value-type="float" office:value="-566" calcext:value-type="float">
            <text:p>-566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602" calcext:value-type="float">
            <text:p>-60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536" calcext:value-type="float">
            <text:p>-536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536" calcext:value-type="float">
            <text:p>-536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482" calcext:value-type="float">
            <text:p>-482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454" calcext:value-type="float">
            <text:p>-45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454" calcext:value-type="float">
            <text:p>-45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374" calcext:value-type="float">
            <text:p>-37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318" calcext:value-type="float">
            <text:p>-318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318" calcext:value-type="float">
            <text:p>-318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266" calcext:value-type="float">
            <text:p>-266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226" calcext:value-type="float">
            <text:p>-226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226" calcext:value-type="float">
            <text:p>-226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74" calcext:value-type="float">
            <text:p>-174</text:p>
          </table:table-cell>
          <table:table-cell office:value-type="float" office:value="-566" calcext:value-type="float">
            <text:p>-56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22" calcext:value-type="float">
            <text:p>-122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22" calcext:value-type="float">
            <text:p>-122</text:p>
          </table:table-cell>
          <table:table-cell office:value-type="float" office:value="-566" calcext:value-type="float">
            <text:p>-56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538" calcext:value-type="float">
            <text:p>-53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483" calcext:value-type="float">
            <text:p>-483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483" calcext:value-type="float">
            <text:p>-483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01" calcext:value-type="float">
            <text:p>-101</text:p>
          </table:table-cell>
          <table:table-cell office:value-type="float" office:value="-422" calcext:value-type="float">
            <text:p>-422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368" calcext:value-type="float">
            <text:p>-36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368" calcext:value-type="float">
            <text:p>-36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313" calcext:value-type="float">
            <text:p>-313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254" calcext:value-type="float">
            <text:p>-254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254" calcext:value-type="float">
            <text:p>-254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204" calcext:value-type="float">
            <text:p>-204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148" calcext:value-type="float">
            <text:p>-148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148" calcext:value-type="float">
            <text:p>-148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95" calcext:value-type="float">
            <text:p>-95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40" calcext:value-type="float">
            <text:p>-40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40" calcext:value-type="float">
            <text:p>-40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24" calcext:value-type="float">
            <text:p>24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1" calcext:value-type="float">
            <text:p>-1191</text:p>
          </table:table-cell>
          <table:table-cell office:value-type="float" office:value="-101" calcext:value-type="float">
            <text:p>-101</text:p>
          </table:table-cell>
          <table:table-cell office:value-type="float" office:value="98" calcext:value-type="float">
            <text:p>98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1" calcext:value-type="float">
            <text:p>-1191</text:p>
          </table:table-cell>
          <table:table-cell office:value-type="float" office:value="-101" calcext:value-type="float">
            <text:p>-101</text:p>
          </table:table-cell>
          <table:table-cell office:value-type="float" office:value="98" calcext:value-type="float">
            <text:p>98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2" calcext:value-type="float">
            <text:p>-1192</text:p>
          </table:table-cell>
          <table:table-cell office:value-type="float" office:value="-94" calcext:value-type="float">
            <text:p>-94</text:p>
          </table:table-cell>
          <table:table-cell office:value-type="float" office:value="163" calcext:value-type="float">
            <text:p>163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101" calcext:value-type="float">
            <text:p>-101</text:p>
          </table:table-cell>
          <table:table-cell office:value-type="float" office:value="244" calcext:value-type="float">
            <text:p>244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101" calcext:value-type="float">
            <text:p>-101</text:p>
          </table:table-cell>
          <table:table-cell office:value-type="float" office:value="244" calcext:value-type="float">
            <text:p>244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1198" calcext:value-type="float">
            <text:p>-1198</text:p>
          </table:table-cell>
          <table:table-cell office:value-type="float" office:value="-98" calcext:value-type="float">
            <text:p>-98</text:p>
          </table:table-cell>
          <table:table-cell office:value-type="float" office:value="315" calcext:value-type="float">
            <text:p>315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381" calcext:value-type="float">
            <text:p>381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381" calcext:value-type="float">
            <text:p>381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467" calcext:value-type="float">
            <text:p>467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538" calcext:value-type="float">
            <text:p>538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538" calcext:value-type="float">
            <text:p>538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628" calcext:value-type="float">
            <text:p>62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707" calcext:value-type="float">
            <text:p>70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707" calcext:value-type="float">
            <text:p>70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6" calcext:value-type="float">
            <text:p>-1196</text:p>
          </table:table-cell>
          <table:table-cell office:value-type="float" office:value="-98" calcext:value-type="float">
            <text:p>-98</text:p>
          </table:table-cell>
          <table:table-cell office:value-type="float" office:value="794" calcext:value-type="float">
            <text:p>794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875" calcext:value-type="float">
            <text:p>875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875" calcext:value-type="float">
            <text:p>875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957" calcext:value-type="float">
            <text:p>957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102" calcext:value-type="float">
            <text:p>-102</text:p>
          </table:table-cell>
          <table:table-cell office:value-type="float" office:value="1048" calcext:value-type="float">
            <text:p>104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102" calcext:value-type="float">
            <text:p>-102</text:p>
          </table:table-cell>
          <table:table-cell office:value-type="float" office:value="1048" calcext:value-type="float">
            <text:p>104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1125" calcext:value-type="float">
            <text:p>1125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1213" calcext:value-type="float">
            <text:p>1213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1213" calcext:value-type="float">
            <text:p>1213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6" calcext:value-type="float">
            <text:p>-96</text:p>
          </table:table-cell>
          <table:table-cell office:value-type="float" office:value="1308" calcext:value-type="float">
            <text:p>1308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1386" calcext:value-type="float">
            <text:p>138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1386" calcext:value-type="float">
            <text:p>138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1471" calcext:value-type="float">
            <text:p>1471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1559" calcext:value-type="float">
            <text:p>1559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1559" calcext:value-type="float">
            <text:p>1559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1635" calcext:value-type="float">
            <text:p>1635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1716" calcext:value-type="float">
            <text:p>171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1716" calcext:value-type="float">
            <text:p>171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1800" calcext:value-type="float">
            <text:p>1800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98" calcext:value-type="float">
            <text:p>-98</text:p>
          </table:table-cell>
          <table:table-cell office:value-type="float" office:value="1848" calcext:value-type="float">
            <text:p>184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98" calcext:value-type="float">
            <text:p>-98</text:p>
          </table:table-cell>
          <table:table-cell office:value-type="float" office:value="1848" calcext:value-type="float">
            <text:p>184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1908" calcext:value-type="float">
            <text:p>190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1972" calcext:value-type="float">
            <text:p>1972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1972" calcext:value-type="float">
            <text:p>1972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2023" calcext:value-type="float">
            <text:p>2023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2081" calcext:value-type="float">
            <text:p>2081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2081" calcext:value-type="float">
            <text:p>2081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2145" calcext:value-type="float">
            <text:p>2145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2199" calcext:value-type="float">
            <text:p>2199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2199" calcext:value-type="float">
            <text:p>2199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2234" calcext:value-type="float">
            <text:p>-2234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2154" calcext:value-type="float">
            <text:p>-2154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2154" calcext:value-type="float">
            <text:p>-2154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2088" calcext:value-type="float">
            <text:p>-208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2008" calcext:value-type="float">
            <text:p>-2008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2008" calcext:value-type="float">
            <text:p>-2008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98" calcext:value-type="float">
            <text:p>-98</text:p>
          </table:table-cell>
          <table:table-cell office:value-type="float" office:value="-1918" calcext:value-type="float">
            <text:p>-191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-1848" calcext:value-type="float">
            <text:p>-184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-1848" calcext:value-type="float">
            <text:p>-1848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1" calcext:value-type="float">
            <text:p>-1191</text:p>
          </table:table-cell>
          <table:table-cell office:value-type="float" office:value="-94" calcext:value-type="float">
            <text:p>-94</text:p>
          </table:table-cell>
          <table:table-cell office:value-type="float" office:value="-1763" calcext:value-type="float">
            <text:p>-1763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4" calcext:value-type="float">
            <text:p>-94</text:p>
          </table:table-cell>
          <table:table-cell office:value-type="float" office:value="-1666" calcext:value-type="float">
            <text:p>-1666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4" calcext:value-type="float">
            <text:p>-94</text:p>
          </table:table-cell>
          <table:table-cell office:value-type="float" office:value="-1666" calcext:value-type="float">
            <text:p>-1666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1585" calcext:value-type="float">
            <text:p>-1585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1492" calcext:value-type="float">
            <text:p>-1492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1492" calcext:value-type="float">
            <text:p>-1492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6" calcext:value-type="float">
            <text:p>-96</text:p>
          </table:table-cell>
          <table:table-cell office:value-type="float" office:value="-1385" calcext:value-type="float">
            <text:p>-1385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94" calcext:value-type="float">
            <text:p>-94</text:p>
          </table:table-cell>
          <table:table-cell office:value-type="float" office:value="-1305" calcext:value-type="float">
            <text:p>-1305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94" calcext:value-type="float">
            <text:p>-94</text:p>
          </table:table-cell>
          <table:table-cell office:value-type="float" office:value="-1305" calcext:value-type="float">
            <text:p>-1305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1221" calcext:value-type="float">
            <text:p>-1221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1120" calcext:value-type="float">
            <text:p>-1120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1120" calcext:value-type="float">
            <text:p>-1120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1036" calcext:value-type="float">
            <text:p>-1036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940" calcext:value-type="float">
            <text:p>-940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940" calcext:value-type="float">
            <text:p>-940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845" calcext:value-type="float">
            <text:p>-845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57" calcext:value-type="float">
            <text:p>-75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57" calcext:value-type="float">
            <text:p>-757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671" calcext:value-type="float">
            <text:p>-671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88" calcext:value-type="float">
            <text:p>-88</text:p>
          </table:table-cell>
          <table:table-cell office:value-type="float" office:value="-572" calcext:value-type="float">
            <text:p>-572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88" calcext:value-type="float">
            <text:p>-88</text:p>
          </table:table-cell>
          <table:table-cell office:value-type="float" office:value="-572" calcext:value-type="float">
            <text:p>-572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98" calcext:value-type="float">
            <text:p>-98</text:p>
          </table:table-cell>
          <table:table-cell office:value-type="float" office:value="-493" calcext:value-type="float">
            <text:p>-493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424" calcext:value-type="float">
            <text:p>-424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424" calcext:value-type="float">
            <text:p>-424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02" calcext:value-type="float">
            <text:p>-102</text:p>
          </table:table-cell>
          <table:table-cell office:value-type="float" office:value="-355" calcext:value-type="float">
            <text:p>-355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302" calcext:value-type="float">
            <text:p>-302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302" calcext:value-type="float">
            <text:p>-302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241" calcext:value-type="float">
            <text:p>-241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-182" calcext:value-type="float">
            <text:p>-182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-182" calcext:value-type="float">
            <text:p>-182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127" calcext:value-type="float">
            <text:p>-127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80" calcext:value-type="float">
            <text:p>-80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80" calcext:value-type="float">
            <text:p>-80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2" calcext:value-type="float">
            <text:p>-72</text:p>
          </table:table-cell>
          <table:table-cell office:value-type="float" office:value="-2197" calcext:value-type="float">
            <text:p>-2197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-2146" calcext:value-type="float">
            <text:p>-2146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-2146" calcext:value-type="float">
            <text:p>-2146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-2074" calcext:value-type="float">
            <text:p>-2074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983" calcext:value-type="float">
            <text:p>-1983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983" calcext:value-type="float">
            <text:p>-1983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911" calcext:value-type="float">
            <text:p>-1911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826" calcext:value-type="float">
            <text:p>-1826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826" calcext:value-type="float">
            <text:p>-1826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737" calcext:value-type="float">
            <text:p>-1737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655" calcext:value-type="float">
            <text:p>-165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655" calcext:value-type="float">
            <text:p>-165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562" calcext:value-type="float">
            <text:p>-1562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462" calcext:value-type="float">
            <text:p>-1462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462" calcext:value-type="float">
            <text:p>-1462</text:p>
          </table:table-cell>
        </table:table-row>
        <table:table-row table:style-name="ro1">
          <table:table-cell office:value-type="float" office:value="-1191" calcext:value-type="float">
            <text:p>-1191</text:p>
          </table:table-cell>
          <table:table-cell office:value-type="float" office:value="-102" calcext:value-type="float">
            <text:p>-102</text:p>
          </table:table-cell>
          <table:table-cell office:value-type="float" office:value="-71" calcext:value-type="float">
            <text:p>-71</text:p>
          </table:table-cell>
          <table:table-cell office:value-type="float" office:value="-1376" calcext:value-type="float">
            <text:p>-1376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02" calcext:value-type="float">
            <text:p>-102</text:p>
          </table:table-cell>
          <table:table-cell office:value-type="float" office:value="-71" calcext:value-type="float">
            <text:p>-71</text:p>
          </table:table-cell>
          <table:table-cell office:value-type="float" office:value="-1287" calcext:value-type="float">
            <text:p>-1287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02" calcext:value-type="float">
            <text:p>-102</text:p>
          </table:table-cell>
          <table:table-cell office:value-type="float" office:value="-71" calcext:value-type="float">
            <text:p>-71</text:p>
          </table:table-cell>
          <table:table-cell office:value-type="float" office:value="-1287" calcext:value-type="float">
            <text:p>-1287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191" calcext:value-type="float">
            <text:p>-1191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-1112" calcext:value-type="float">
            <text:p>-1112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-1112" calcext:value-type="float">
            <text:p>-1112</text:p>
          </table:table-cell>
        </table:table-row>
        <table:table-row table:style-name="ro1">
          <table:table-cell office:value-type="float" office:value="-1198" calcext:value-type="float">
            <text:p>-1198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025" calcext:value-type="float">
            <text:p>-102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925" calcext:value-type="float">
            <text:p>-92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925" calcext:value-type="float">
            <text:p>-92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842" calcext:value-type="float">
            <text:p>-842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2" calcext:value-type="float">
            <text:p>-72</text:p>
          </table:table-cell>
          <table:table-cell office:value-type="float" office:value="-749" calcext:value-type="float">
            <text:p>-749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2" calcext:value-type="float">
            <text:p>-72</text:p>
          </table:table-cell>
          <table:table-cell office:value-type="float" office:value="-749" calcext:value-type="float">
            <text:p>-749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657" calcext:value-type="float">
            <text:p>-657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2" calcext:value-type="float">
            <text:p>-72</text:p>
          </table:table-cell>
          <table:table-cell office:value-type="float" office:value="-581" calcext:value-type="float">
            <text:p>-581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2" calcext:value-type="float">
            <text:p>-72</text:p>
          </table:table-cell>
          <table:table-cell office:value-type="float" office:value="-581" calcext:value-type="float">
            <text:p>-581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498" calcext:value-type="float">
            <text:p>-498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418" calcext:value-type="float">
            <text:p>-418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418" calcext:value-type="float">
            <text:p>-418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-351" calcext:value-type="float">
            <text:p>-351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-279" calcext:value-type="float">
            <text:p>-279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-279" calcext:value-type="float">
            <text:p>-279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33" calcext:value-type="float">
            <text:p>-133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33" calcext:value-type="float">
            <text:p>-133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1191" calcext:value-type="float">
            <text:p>-1191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191" calcext:value-type="float">
            <text:p>-1191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02" calcext:value-type="float">
            <text:p>-102</text:p>
          </table:table-cell>
          <table:table-cell office:value-type="float" office:value="-71" calcext:value-type="float">
            <text:p>-7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102" calcext:value-type="float">
            <text:p>-102</text:p>
          </table:table-cell>
          <table:table-cell office:value-type="float" office:value="-71" calcext:value-type="float">
            <text:p>-7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-70" calcext:value-type="float">
            <text:p>-7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-1191" calcext:value-type="float">
            <text:p>-1191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-1196" calcext:value-type="float">
            <text:p>-1196</text:p>
          </table:table-cell>
          <table:table-cell office:value-type="float" office:value="-96" calcext:value-type="float">
            <text:p>-96</text:p>
          </table:table-cell>
          <table:table-cell office:value-type="float" office:value="-71" calcext:value-type="float">
            <text:p>-71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0" calcext:value-type="float">
            <text:p>-70</text:p>
          </table:table-cell>
          <table:table-cell office:value-type="float" office:value="-2193" calcext:value-type="float">
            <text:p>-2193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0" calcext:value-type="float">
            <text:p>-70</text:p>
          </table:table-cell>
          <table:table-cell office:value-type="float" office:value="-2193" calcext:value-type="float">
            <text:p>-2193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2112" calcext:value-type="float">
            <text:p>-2112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2020" calcext:value-type="float">
            <text:p>-2020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2020" calcext:value-type="float">
            <text:p>-2020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-1944" calcext:value-type="float">
            <text:p>-194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-1857" calcext:value-type="float">
            <text:p>-1857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4" calcext:value-type="float">
            <text:p>-94</text:p>
          </table:table-cell>
          <table:table-cell office:value-type="float" office:value="-71" calcext:value-type="float">
            <text:p>-71</text:p>
          </table:table-cell>
          <table:table-cell office:value-type="float" office:value="-1857" calcext:value-type="float">
            <text:p>-1857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768" calcext:value-type="float">
            <text:p>-1768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697" calcext:value-type="float">
            <text:p>-1697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697" calcext:value-type="float">
            <text:p>-1697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600" calcext:value-type="float">
            <text:p>-1600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501" calcext:value-type="float">
            <text:p>-1501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501" calcext:value-type="float">
            <text:p>-1501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-98" calcext:value-type="float">
            <text:p>-98</text:p>
          </table:table-cell>
          <table:table-cell office:value-type="float" office:value="-71" calcext:value-type="float">
            <text:p>-71</text:p>
          </table:table-cell>
          <table:table-cell office:value-type="float" office:value="-1413" calcext:value-type="float">
            <text:p>-1413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94" calcext:value-type="float">
            <text:p>-94</text:p>
          </table:table-cell>
          <table:table-cell office:value-type="float" office:value="-70" calcext:value-type="float">
            <text:p>-70</text:p>
          </table:table-cell>
          <table:table-cell office:value-type="float" office:value="-1321" calcext:value-type="float">
            <text:p>-1321</text:p>
          </table:table-cell>
        </table:table-row>
      </table:table>
      <table:table table:name="Drive" table:style-name="ta1">
        <table:shapes>
          <draw:frame draw:z-index="0" draw:style-name="gr1" draw:text-style-name="P1" svg:width="6.2988in" svg:height="3.5429in" svg:x="3.5953in" svg:y="0.0394in">
            <draw:object draw:notify-on-update-of-ranges="Drive.A1:Drive.A1 Drive.A2:Drive.A403 Drive.B1:Drive.B1 Drive.B2:Drive.B403 Drive.C1:Drive.C1 Drive.C2:Drive.C403 Drive.D1:Drive.D1 Drive.D2:Drive.D4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323" calcext:value-type="float">
            <text:p>1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9" calcext:value-type="float">
            <text:p>1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0" calcext:value-type="float">
            <text:p>14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89" calcext:value-type="float">
            <text:p>1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84" calcext:value-type="float">
            <text:p>1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19" calcext:value-type="float">
            <text:p>1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24" calcext:value-type="float">
            <text:p>1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72" calcext:value-type="float">
            <text:p>1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22" calcext:value-type="float">
            <text:p>1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31" calcext:value-type="float">
            <text:p>1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13" calcext:value-type="float">
            <text:p>15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9" calcext:value-type="float">
            <text:p>1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7" calcext:value-type="float">
            <text:p>1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7" calcext:value-type="float">
            <text:p>1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3" calcext:value-type="float">
            <text:p>1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9" calcext:value-type="float">
            <text:p>1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3" calcext:value-type="float">
            <text:p>1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7" calcext:value-type="float">
            <text:p>1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11:20:06.603000000</meta:creation-date>
    <dc:date>2025-01-10T14:13:16.544000000</dc:date>
    <meta:editing-duration>PT2H24M37S</meta:editing-duration>
    <meta:editing-cycles>1</meta:editing-cycles>
    <meta:document-statistic meta:table-count="2" meta:cell-count="3232" meta:object-count="2"/>
    <meta:generator>LibreOffice/24.2.5.2$Windows_X86_64 LibreOffice_project/bffef4ea93e59bebbeaf7f431bb02b1a39ee8a59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69cm" svg:y="3.442cm" style:legend-expansion="high" chart:style-name="ch2"/>
        <chart:plot-area chart:style-name="ch3" table:cell-range-address="Steering.A1:Steering.D405" chart:data-source-has-labels="row" svg:x="0.32cm" svg:y="0.18cm" svg:width="13.529cm" svg:height="8.64cm">
          <chart:coordinate-region svg:x="1.481cm" svg:y="0.382cm" svg:width="12.349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ering.A2:Steering.A405" chart:label-cell-address="Steering.A1:Steering.A1" chart:class="chart:line">
            <chart:data-point chart:repeated="404"/>
          </chart:series>
          <chart:series chart:style-name="ch7" chart:values-cell-range-address="Steering.B2:Steering.B405" chart:label-cell-address="Steering.B1:Steering.B1" chart:class="chart:line">
            <chart:data-point chart:repeated="404"/>
          </chart:series>
          <chart:series chart:style-name="ch8" chart:values-cell-range-address="Steering.C2:Steering.C405" chart:label-cell-address="Steering.C1:Steering.C1" chart:class="chart:line">
            <chart:data-point chart:repeated="404"/>
          </chart:series>
          <chart:series chart:style-name="ch9" chart:values-cell-range-address="Steering.D2:Steering.D405" chart:label-cell-address="Steering.D1:Steering.D1" chart:class="chart:line">
            <chart:data-point chart:repeated="4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</text:p>
                <draw:g>
                  <svg:desc>Steering.A1:Steering.A1</svg:desc>
                </draw:g>
              </table:table-cell>
              <table:table-cell office:value-type="string">
                <text:p>BL</text:p>
                <draw:g>
                  <svg:desc>Steering.B1:Steering.B1</svg:desc>
                </draw:g>
              </table:table-cell>
              <table:table-cell office:value-type="string">
                <text:p>BR</text:p>
                <draw:g>
                  <svg:desc>Steering.C1:Steering.C1</svg:desc>
                </draw:g>
              </table:table-cell>
              <table:table-cell office:value-type="string">
                <text:p>FR</text:p>
                <draw:g>
                  <svg:desc>Steering.D1:Steering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34">
                <text:p>-834</text:p>
                <draw:g>
                  <svg:desc>Steering.A2:Steering.A405</svg:desc>
                </draw:g>
              </table:table-cell>
              <table:table-cell office:value-type="float" office:value="422">
                <text:p>422</text:p>
                <draw:g>
                  <svg:desc>Steering.B2:Steering.B405</svg:desc>
                </draw:g>
              </table:table-cell>
              <table:table-cell office:value-type="float" office:value="-566">
                <text:p>-566</text:p>
                <draw:g>
                  <svg:desc>Steering.C2:Steering.C405</svg:desc>
                </draw:g>
              </table:table-cell>
              <table:table-cell office:value-type="float" office:value="2225">
                <text:p>2225</text:p>
                <draw:g>
                  <svg:desc>Steering.D2:Steering.D4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28">
                <text:p>-828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28">
                <text:p>-828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34">
                <text:p>-834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14">
                <text:p>-814</text:p>
              </table:table-cell>
              <table:table-cell office:value-type="float" office:value="423">
                <text:p>423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14">
                <text:p>-814</text:p>
              </table:table-cell>
              <table:table-cell office:value-type="float" office:value="423">
                <text:p>423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76">
                <text:p>-776</text:p>
              </table:table-cell>
              <table:table-cell office:value-type="float" office:value="422">
                <text:p>422</text:p>
              </table:table-cell>
              <table:table-cell office:value-type="float" office:value="-567">
                <text:p>-56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36">
                <text:p>-736</text:p>
              </table:table-cell>
              <table:table-cell office:value-type="float" office:value="427">
                <text:p>427</text:p>
              </table:table-cell>
              <table:table-cell office:value-type="float" office:value="-568">
                <text:p>-568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36">
                <text:p>-736</text:p>
              </table:table-cell>
              <table:table-cell office:value-type="float" office:value="427">
                <text:p>427</text:p>
              </table:table-cell>
              <table:table-cell office:value-type="float" office:value="-568">
                <text:p>-568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88">
                <text:p>-688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42">
                <text:p>-642</text:p>
              </table:table-cell>
              <table:table-cell office:value-type="float" office:value="428">
                <text:p>428</text:p>
              </table:table-cell>
              <table:table-cell office:value-type="float" office:value="-567">
                <text:p>-567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42">
                <text:p>-642</text:p>
              </table:table-cell>
              <table:table-cell office:value-type="float" office:value="428">
                <text:p>428</text:p>
              </table:table-cell>
              <table:table-cell office:value-type="float" office:value="-567">
                <text:p>-567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05">
                <text:p>-605</text:p>
              </table:table-cell>
              <table:table-cell office:value-type="float" office:value="427">
                <text:p>427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56">
                <text:p>-556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56">
                <text:p>-556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12">
                <text:p>-512</text:p>
              </table:table-cell>
              <table:table-cell office:value-type="float" office:value="424">
                <text:p>424</text:p>
              </table:table-cell>
              <table:table-cell office:value-type="float" office:value="-567">
                <text:p>-56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68">
                <text:p>-468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68">
                <text:p>-468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16">
                <text:p>-416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2">
                <text:p>-372</text:p>
              </table:table-cell>
              <table:table-cell office:value-type="float" office:value="425">
                <text:p>425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72">
                <text:p>-372</text:p>
              </table:table-cell>
              <table:table-cell office:value-type="float" office:value="425">
                <text:p>425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19">
                <text:p>-319</text:p>
              </table:table-cell>
              <table:table-cell office:value-type="float" office:value="427">
                <text:p>427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60">
                <text:p>-260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60">
                <text:p>-260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98">
                <text:p>-198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44">
                <text:p>-144</text:p>
              </table:table-cell>
              <table:table-cell office:value-type="float" office:value="425">
                <text:p>425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44">
                <text:p>-144</text:p>
              </table:table-cell>
              <table:table-cell office:value-type="float" office:value="425">
                <text:p>425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0">
                <text:p>-90</text:p>
              </table:table-cell>
              <table:table-cell office:value-type="float" office:value="424">
                <text:p>424</text:p>
              </table:table-cell>
              <table:table-cell office:value-type="float" office:value="-567">
                <text:p>-56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2">
                <text:p>-32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2">
                <text:p>-32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">
                <text:p>85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">
                <text:p>85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">
                <text:p>148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8">
                <text:p>208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8">
                <text:p>208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6">
                <text:p>276</text:p>
              </table:table-cell>
              <table:table-cell office:value-type="float" office:value="427">
                <text:p>427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0">
                <text:p>340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0">
                <text:p>340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6">
                <text:p>406</text:p>
              </table:table-cell>
              <table:table-cell office:value-type="float" office:value="427">
                <text:p>427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6">
                <text:p>476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6">
                <text:p>476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4">
                <text:p>544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2">
                <text:p>632</text:p>
              </table:table-cell>
              <table:table-cell office:value-type="float" office:value="427">
                <text:p>427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2">
                <text:p>632</text:p>
              </table:table-cell>
              <table:table-cell office:value-type="float" office:value="427">
                <text:p>427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7">
                <text:p>707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6">
                <text:p>786</text:p>
              </table:table-cell>
              <table:table-cell office:value-type="float" office:value="428">
                <text:p>428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6">
                <text:p>786</text:p>
              </table:table-cell>
              <table:table-cell office:value-type="float" office:value="428">
                <text:p>428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60">
                <text:p>860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8">
                <text:p>938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8">
                <text:p>938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7">
                <text:p>1007</text:p>
              </table:table-cell>
              <table:table-cell office:value-type="float" office:value="427">
                <text:p>427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1">
                <text:p>1081</text:p>
              </table:table-cell>
              <table:table-cell office:value-type="float" office:value="424">
                <text:p>424</text:p>
              </table:table-cell>
              <table:table-cell office:value-type="float" office:value="-562">
                <text:p>-562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1">
                <text:p>1081</text:p>
              </table:table-cell>
              <table:table-cell office:value-type="float" office:value="424">
                <text:p>424</text:p>
              </table:table-cell>
              <table:table-cell office:value-type="float" office:value="-562">
                <text:p>-562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7">
                <text:p>1157</text:p>
              </table:table-cell>
              <table:table-cell office:value-type="float" office:value="398">
                <text:p>398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2">
                <text:p>1232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2">
                <text:p>1232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0">
                <text:p>1300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70">
                <text:p>1370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70">
                <text:p>1370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44">
                <text:p>1444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12">
                <text:p>1512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12">
                <text:p>1512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1">
                <text:p>1571</text:p>
              </table:table-cell>
              <table:table-cell office:value-type="float" office:value="422">
                <text:p>422</text:p>
              </table:table-cell>
              <table:table-cell office:value-type="float" office:value="-567">
                <text:p>-567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34">
                <text:p>1634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34">
                <text:p>1634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02">
                <text:p>1702</text:p>
              </table:table-cell>
              <table:table-cell office:value-type="float" office:value="425">
                <text:p>425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62">
                <text:p>1762</text:p>
              </table:table-cell>
              <table:table-cell office:value-type="float" office:value="424">
                <text:p>424</text:p>
              </table:table-cell>
              <table:table-cell office:value-type="float" office:value="-567">
                <text:p>-567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62">
                <text:p>1762</text:p>
              </table:table-cell>
              <table:table-cell office:value-type="float" office:value="424">
                <text:p>424</text:p>
              </table:table-cell>
              <table:table-cell office:value-type="float" office:value="-567">
                <text:p>-567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14">
                <text:p>1814</text:p>
              </table:table-cell>
              <table:table-cell office:value-type="float" office:value="427">
                <text:p>427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78">
                <text:p>1878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8">
                <text:p>1878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34">
                <text:p>1934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4">
                <text:p>1994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49">
                <text:p>2049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14">
                <text:p>2114</text:p>
              </table:table-cell>
              <table:table-cell office:value-type="float" office:value="422">
                <text:p>422</text:p>
              </table:table-cell>
              <table:table-cell office:value-type="float" office:value="-567">
                <text:p>-567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14">
                <text:p>2114</text:p>
              </table:table-cell>
              <table:table-cell office:value-type="float" office:value="422">
                <text:p>422</text:p>
              </table:table-cell>
              <table:table-cell office:value-type="float" office:value="-567">
                <text:p>-567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74">
                <text:p>2174</text:p>
              </table:table-cell>
              <table:table-cell office:value-type="float" office:value="423">
                <text:p>423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28">
                <text:p>2228</text:p>
              </table:table-cell>
              <table:table-cell office:value-type="float" office:value="425">
                <text:p>425</text:p>
              </table:table-cell>
              <table:table-cell office:value-type="float" office:value="-566">
                <text:p>-566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28">
                <text:p>2228</text:p>
              </table:table-cell>
              <table:table-cell office:value-type="float" office:value="425">
                <text:p>425</text:p>
              </table:table-cell>
              <table:table-cell office:value-type="float" office:value="-566">
                <text:p>-566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213">
                <text:p>-2213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154">
                <text:p>-2154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154">
                <text:p>-2154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94">
                <text:p>-2094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036">
                <text:p>-2036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036">
                <text:p>-2036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978">
                <text:p>-1978</text:p>
              </table:table-cell>
              <table:table-cell office:value-type="float" office:value="427">
                <text:p>427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914">
                <text:p>-1914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914">
                <text:p>-1914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852">
                <text:p>-1852</text:p>
              </table:table-cell>
              <table:table-cell office:value-type="float" office:value="425">
                <text:p>425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790">
                <text:p>-1790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790">
                <text:p>-1790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726">
                <text:p>-1726</text:p>
              </table:table-cell>
              <table:table-cell office:value-type="float" office:value="422">
                <text:p>422</text:p>
              </table:table-cell>
              <table:table-cell office:value-type="float" office:value="-568">
                <text:p>-56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668">
                <text:p>-1668</text:p>
              </table:table-cell>
              <table:table-cell office:value-type="float" office:value="424">
                <text:p>424</text:p>
              </table:table-cell>
              <table:table-cell office:value-type="float" office:value="-567">
                <text:p>-56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668">
                <text:p>-1668</text:p>
              </table:table-cell>
              <table:table-cell office:value-type="float" office:value="424">
                <text:p>424</text:p>
              </table:table-cell>
              <table:table-cell office:value-type="float" office:value="-567">
                <text:p>-56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601">
                <text:p>-1601</text:p>
              </table:table-cell>
              <table:table-cell office:value-type="float" office:value="424">
                <text:p>424</text:p>
              </table:table-cell>
              <table:table-cell office:value-type="float" office:value="-567">
                <text:p>-567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525">
                <text:p>-1525</text:p>
              </table:table-cell>
              <table:table-cell office:value-type="float" office:value="425">
                <text:p>425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525">
                <text:p>-1525</text:p>
              </table:table-cell>
              <table:table-cell office:value-type="float" office:value="425">
                <text:p>425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458">
                <text:p>-1458</text:p>
              </table:table-cell>
              <table:table-cell office:value-type="float" office:value="423">
                <text:p>423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385">
                <text:p>-1385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385">
                <text:p>-1385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315">
                <text:p>-1315</text:p>
              </table:table-cell>
              <table:table-cell office:value-type="float" office:value="422">
                <text:p>4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248">
                <text:p>-1248</text:p>
              </table:table-cell>
              <table:table-cell office:value-type="float" office:value="425">
                <text:p>425</text:p>
              </table:table-cell>
              <table:table-cell office:value-type="float" office:value="-567">
                <text:p>-56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248">
                <text:p>-1248</text:p>
              </table:table-cell>
              <table:table-cell office:value-type="float" office:value="425">
                <text:p>425</text:p>
              </table:table-cell>
              <table:table-cell office:value-type="float" office:value="-567">
                <text:p>-56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213">
                <text:p>-1213</text:p>
              </table:table-cell>
              <table:table-cell office:value-type="float" office:value="424">
                <text:p>4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195">
                <text:p>-1195</text:p>
              </table:table-cell>
              <table:table-cell office:value-type="float" office:value="455">
                <text:p>455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195">
                <text:p>-1195</text:p>
              </table:table-cell>
              <table:table-cell office:value-type="float" office:value="455">
                <text:p>455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195">
                <text:p>-1195</text:p>
              </table:table-cell>
              <table:table-cell office:value-type="float" office:value="519">
                <text:p>519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194">
                <text:p>-1194</text:p>
              </table:table-cell>
              <table:table-cell office:value-type="float" office:value="582">
                <text:p>582</text:p>
              </table:table-cell>
              <table:table-cell office:value-type="float" office:value="-567">
                <text:p>-56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194">
                <text:p>-1194</text:p>
              </table:table-cell>
              <table:table-cell office:value-type="float" office:value="582">
                <text:p>582</text:p>
              </table:table-cell>
              <table:table-cell office:value-type="float" office:value="-567">
                <text:p>-56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193">
                <text:p>-1193</text:p>
              </table:table-cell>
              <table:table-cell office:value-type="float" office:value="658">
                <text:p>658</text:p>
              </table:table-cell>
              <table:table-cell office:value-type="float" office:value="-566">
                <text:p>-566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194">
                <text:p>-1194</text:p>
              </table:table-cell>
              <table:table-cell office:value-type="float" office:value="729">
                <text:p>729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194">
                <text:p>-1194</text:p>
              </table:table-cell>
              <table:table-cell office:value-type="float" office:value="729">
                <text:p>729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194">
                <text:p>-1194</text:p>
              </table:table-cell>
              <table:table-cell office:value-type="float" office:value="791">
                <text:p>791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195">
                <text:p>-1195</text:p>
              </table:table-cell>
              <table:table-cell office:value-type="float" office:value="856">
                <text:p>856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195">
                <text:p>-1195</text:p>
              </table:table-cell>
              <table:table-cell office:value-type="float" office:value="856">
                <text:p>856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94">
                <text:p>-1194</text:p>
              </table:table-cell>
              <table:table-cell office:value-type="float" office:value="922">
                <text:p>92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194">
                <text:p>-1194</text:p>
              </table:table-cell>
              <table:table-cell office:value-type="float" office:value="982">
                <text:p>98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194">
                <text:p>-1194</text:p>
              </table:table-cell>
              <table:table-cell office:value-type="float" office:value="982">
                <text:p>98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195">
                <text:p>-1195</text:p>
              </table:table-cell>
              <table:table-cell office:value-type="float" office:value="1048">
                <text:p>1048</text:p>
              </table:table-cell>
              <table:table-cell office:value-type="float" office:value="-566">
                <text:p>-566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194">
                <text:p>-1194</text:p>
              </table:table-cell>
              <table:table-cell office:value-type="float" office:value="1115">
                <text:p>1115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194">
                <text:p>-1194</text:p>
              </table:table-cell>
              <table:table-cell office:value-type="float" office:value="1115">
                <text:p>1115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194">
                <text:p>-1194</text:p>
              </table:table-cell>
              <table:table-cell office:value-type="float" office:value="1185">
                <text:p>1185</text:p>
              </table:table-cell>
              <table:table-cell office:value-type="float" office:value="-567">
                <text:p>-56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195">
                <text:p>-1195</text:p>
              </table:table-cell>
              <table:table-cell office:value-type="float" office:value="1247">
                <text:p>1247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195">
                <text:p>-1195</text:p>
              </table:table-cell>
              <table:table-cell office:value-type="float" office:value="1247">
                <text:p>1247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195">
                <text:p>-1195</text:p>
              </table:table-cell>
              <table:table-cell office:value-type="float" office:value="1315">
                <text:p>1315</text:p>
              </table:table-cell>
              <table:table-cell office:value-type="float" office:value="-571">
                <text:p>-571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195">
                <text:p>-1195</text:p>
              </table:table-cell>
              <table:table-cell office:value-type="float" office:value="1381">
                <text:p>1381</text:p>
              </table:table-cell>
              <table:table-cell office:value-type="float" office:value="-566">
                <text:p>-566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195">
                <text:p>-1195</text:p>
              </table:table-cell>
              <table:table-cell office:value-type="float" office:value="1381">
                <text:p>1381</text:p>
              </table:table-cell>
              <table:table-cell office:value-type="float" office:value="-566">
                <text:p>-566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194">
                <text:p>-1194</text:p>
              </table:table-cell>
              <table:table-cell office:value-type="float" office:value="1448">
                <text:p>1448</text:p>
              </table:table-cell>
              <table:table-cell office:value-type="float" office:value="-562">
                <text:p>-562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194">
                <text:p>-1194</text:p>
              </table:table-cell>
              <table:table-cell office:value-type="float" office:value="1512">
                <text:p>151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194">
                <text:p>-1194</text:p>
              </table:table-cell>
              <table:table-cell office:value-type="float" office:value="1512">
                <text:p>151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195">
                <text:p>-1195</text:p>
              </table:table-cell>
              <table:table-cell office:value-type="float" office:value="1563">
                <text:p>1563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193">
                <text:p>-1193</text:p>
              </table:table-cell>
              <table:table-cell office:value-type="float" office:value="1627">
                <text:p>1627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193">
                <text:p>-1193</text:p>
              </table:table-cell>
              <table:table-cell office:value-type="float" office:value="1627">
                <text:p>1627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194">
                <text:p>-1194</text:p>
              </table:table-cell>
              <table:table-cell office:value-type="float" office:value="1688">
                <text:p>1688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195">
                <text:p>-1195</text:p>
              </table:table-cell>
              <table:table-cell office:value-type="float" office:value="1736">
                <text:p>1736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195">
                <text:p>-1195</text:p>
              </table:table-cell>
              <table:table-cell office:value-type="float" office:value="1736">
                <text:p>1736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195">
                <text:p>-1195</text:p>
              </table:table-cell>
              <table:table-cell office:value-type="float" office:value="1794">
                <text:p>179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197">
                <text:p>-1197</text:p>
              </table:table-cell>
              <table:table-cell office:value-type="float" office:value="1848">
                <text:p>1848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197">
                <text:p>-1197</text:p>
              </table:table-cell>
              <table:table-cell office:value-type="float" office:value="1848">
                <text:p>1848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195">
                <text:p>-1195</text:p>
              </table:table-cell>
              <table:table-cell office:value-type="float" office:value="1900">
                <text:p>1900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195">
                <text:p>-1195</text:p>
              </table:table-cell>
              <table:table-cell office:value-type="float" office:value="1955">
                <text:p>1955</text:p>
              </table:table-cell>
              <table:table-cell office:value-type="float" office:value="-567">
                <text:p>-56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195">
                <text:p>-1195</text:p>
              </table:table-cell>
              <table:table-cell office:value-type="float" office:value="1955">
                <text:p>1955</text:p>
              </table:table-cell>
              <table:table-cell office:value-type="float" office:value="-567">
                <text:p>-56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195">
                <text:p>-1195</text:p>
              </table:table-cell>
              <table:table-cell office:value-type="float" office:value="2012">
                <text:p>2012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195">
                <text:p>-1195</text:p>
              </table:table-cell>
              <table:table-cell office:value-type="float" office:value="2068">
                <text:p>2068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195">
                <text:p>-1195</text:p>
              </table:table-cell>
              <table:table-cell office:value-type="float" office:value="2068">
                <text:p>2068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196">
                <text:p>-1196</text:p>
              </table:table-cell>
              <table:table-cell office:value-type="float" office:value="2128">
                <text:p>2128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195">
                <text:p>-1195</text:p>
              </table:table-cell>
              <table:table-cell office:value-type="float" office:value="2188">
                <text:p>2188</text:p>
              </table:table-cell>
              <table:table-cell office:value-type="float" office:value="-568">
                <text:p>-56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195">
                <text:p>-1195</text:p>
              </table:table-cell>
              <table:table-cell office:value-type="float" office:value="2188">
                <text:p>2188</text:p>
              </table:table-cell>
              <table:table-cell office:value-type="float" office:value="-568">
                <text:p>-56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97">
                <text:p>-1197</text:p>
              </table:table-cell>
              <table:table-cell office:value-type="float" office:value="-2248">
                <text:p>-2248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193">
                <text:p>-1193</text:p>
              </table:table-cell>
              <table:table-cell office:value-type="float" office:value="-2188">
                <text:p>-2188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193">
                <text:p>-1193</text:p>
              </table:table-cell>
              <table:table-cell office:value-type="float" office:value="-2188">
                <text:p>-2188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194">
                <text:p>-1194</text:p>
              </table:table-cell>
              <table:table-cell office:value-type="float" office:value="-2132">
                <text:p>-213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194">
                <text:p>-1194</text:p>
              </table:table-cell>
              <table:table-cell office:value-type="float" office:value="-2076">
                <text:p>-2076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194">
                <text:p>-1194</text:p>
              </table:table-cell>
              <table:table-cell office:value-type="float" office:value="-2076">
                <text:p>-2076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194">
                <text:p>-1194</text:p>
              </table:table-cell>
              <table:table-cell office:value-type="float" office:value="-2024">
                <text:p>-20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193">
                <text:p>-1193</text:p>
              </table:table-cell>
              <table:table-cell office:value-type="float" office:value="-1960">
                <text:p>-1960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193">
                <text:p>-1193</text:p>
              </table:table-cell>
              <table:table-cell office:value-type="float" office:value="-1960">
                <text:p>-1960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195">
                <text:p>-1195</text:p>
              </table:table-cell>
              <table:table-cell office:value-type="float" office:value="-1900">
                <text:p>-1900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197">
                <text:p>-1197</text:p>
              </table:table-cell>
              <table:table-cell office:value-type="float" office:value="-1844">
                <text:p>-1844</text:p>
              </table:table-cell>
              <table:table-cell office:value-type="float" office:value="-562">
                <text:p>-562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197">
                <text:p>-1197</text:p>
              </table:table-cell>
              <table:table-cell office:value-type="float" office:value="-1844">
                <text:p>-1844</text:p>
              </table:table-cell>
              <table:table-cell office:value-type="float" office:value="-562">
                <text:p>-562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197">
                <text:p>-1197</text:p>
              </table:table-cell>
              <table:table-cell office:value-type="float" office:value="-1779">
                <text:p>-1779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197">
                <text:p>-1197</text:p>
              </table:table-cell>
              <table:table-cell office:value-type="float" office:value="-1724">
                <text:p>-17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197">
                <text:p>-1197</text:p>
              </table:table-cell>
              <table:table-cell office:value-type="float" office:value="-1724">
                <text:p>-17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194">
                <text:p>-1194</text:p>
              </table:table-cell>
              <table:table-cell office:value-type="float" office:value="-1656">
                <text:p>-1656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194">
                <text:p>-1194</text:p>
              </table:table-cell>
              <table:table-cell office:value-type="float" office:value="-1584">
                <text:p>-158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194">
                <text:p>-1194</text:p>
              </table:table-cell>
              <table:table-cell office:value-type="float" office:value="-1584">
                <text:p>-158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194">
                <text:p>-1194</text:p>
              </table:table-cell>
              <table:table-cell office:value-type="float" office:value="-1525">
                <text:p>-1525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196">
                <text:p>-1196</text:p>
              </table:table-cell>
              <table:table-cell office:value-type="float" office:value="-1456">
                <text:p>-1456</text:p>
              </table:table-cell>
              <table:table-cell office:value-type="float" office:value="-567">
                <text:p>-56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196">
                <text:p>-1196</text:p>
              </table:table-cell>
              <table:table-cell office:value-type="float" office:value="-1456">
                <text:p>-1456</text:p>
              </table:table-cell>
              <table:table-cell office:value-type="float" office:value="-567">
                <text:p>-56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195">
                <text:p>-1195</text:p>
              </table:table-cell>
              <table:table-cell office:value-type="float" office:value="-1391">
                <text:p>-1391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194">
                <text:p>-1194</text:p>
              </table:table-cell>
              <table:table-cell office:value-type="float" office:value="-1324">
                <text:p>-13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194">
                <text:p>-1194</text:p>
              </table:table-cell>
              <table:table-cell office:value-type="float" office:value="-1324">
                <text:p>-132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195">
                <text:p>-1195</text:p>
              </table:table-cell>
              <table:table-cell office:value-type="float" office:value="-1264">
                <text:p>-126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193">
                <text:p>-1193</text:p>
              </table:table-cell>
              <table:table-cell office:value-type="float" office:value="-1195">
                <text:p>-1195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193">
                <text:p>-1193</text:p>
              </table:table-cell>
              <table:table-cell office:value-type="float" office:value="-1195">
                <text:p>-1195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193">
                <text:p>-1193</text:p>
              </table:table-cell>
              <table:table-cell office:value-type="float" office:value="-1131">
                <text:p>-1131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195">
                <text:p>-1195</text:p>
              </table:table-cell>
              <table:table-cell office:value-type="float" office:value="-1064">
                <text:p>-106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195">
                <text:p>-1195</text:p>
              </table:table-cell>
              <table:table-cell office:value-type="float" office:value="-1064">
                <text:p>-106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194">
                <text:p>-1194</text:p>
              </table:table-cell>
              <table:table-cell office:value-type="float" office:value="-994">
                <text:p>-994</text:p>
              </table:table-cell>
              <table:table-cell office:value-type="float" office:value="-566">
                <text:p>-566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194">
                <text:p>-1194</text:p>
              </table:table-cell>
              <table:table-cell office:value-type="float" office:value="-926">
                <text:p>-926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194">
                <text:p>-1194</text:p>
              </table:table-cell>
              <table:table-cell office:value-type="float" office:value="-926">
                <text:p>-926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194">
                <text:p>-1194</text:p>
              </table:table-cell>
              <table:table-cell office:value-type="float" office:value="-856">
                <text:p>-856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195">
                <text:p>-1195</text:p>
              </table:table-cell>
              <table:table-cell office:value-type="float" office:value="-788">
                <text:p>-788</text:p>
              </table:table-cell>
              <table:table-cell office:value-type="float" office:value="-567">
                <text:p>-567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95">
                <text:p>-1195</text:p>
              </table:table-cell>
              <table:table-cell office:value-type="float" office:value="-788">
                <text:p>-788</text:p>
              </table:table-cell>
              <table:table-cell office:value-type="float" office:value="-567">
                <text:p>-567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195">
                <text:p>-1195</text:p>
              </table:table-cell>
              <table:table-cell office:value-type="float" office:value="-723">
                <text:p>-723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195">
                <text:p>-1195</text:p>
              </table:table-cell>
              <table:table-cell office:value-type="float" office:value="-663">
                <text:p>-663</text:p>
              </table:table-cell>
              <table:table-cell office:value-type="float" office:value="-566">
                <text:p>-566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195">
                <text:p>-1195</text:p>
              </table:table-cell>
              <table:table-cell office:value-type="float" office:value="-663">
                <text:p>-663</text:p>
              </table:table-cell>
              <table:table-cell office:value-type="float" office:value="-566">
                <text:p>-566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194">
                <text:p>-1194</text:p>
              </table:table-cell>
              <table:table-cell office:value-type="float" office:value="-602">
                <text:p>-60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195">
                <text:p>-1195</text:p>
              </table:table-cell>
              <table:table-cell office:value-type="float" office:value="-536">
                <text:p>-536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195">
                <text:p>-1195</text:p>
              </table:table-cell>
              <table:table-cell office:value-type="float" office:value="-536">
                <text:p>-536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195">
                <text:p>-1195</text:p>
              </table:table-cell>
              <table:table-cell office:value-type="float" office:value="-482">
                <text:p>-482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195">
                <text:p>-1195</text:p>
              </table:table-cell>
              <table:table-cell office:value-type="float" office:value="-454">
                <text:p>-45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195">
                <text:p>-1195</text:p>
              </table:table-cell>
              <table:table-cell office:value-type="float" office:value="-454">
                <text:p>-45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195">
                <text:p>-1195</text:p>
              </table:table-cell>
              <table:table-cell office:value-type="float" office:value="-374">
                <text:p>-37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194">
                <text:p>-1194</text:p>
              </table:table-cell>
              <table:table-cell office:value-type="float" office:value="-318">
                <text:p>-318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194">
                <text:p>-1194</text:p>
              </table:table-cell>
              <table:table-cell office:value-type="float" office:value="-318">
                <text:p>-318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195">
                <text:p>-1195</text:p>
              </table:table-cell>
              <table:table-cell office:value-type="float" office:value="-266">
                <text:p>-266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195">
                <text:p>-1195</text:p>
              </table:table-cell>
              <table:table-cell office:value-type="float" office:value="-226">
                <text:p>-226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195">
                <text:p>-1195</text:p>
              </table:table-cell>
              <table:table-cell office:value-type="float" office:value="-226">
                <text:p>-226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194">
                <text:p>-1194</text:p>
              </table:table-cell>
              <table:table-cell office:value-type="float" office:value="-174">
                <text:p>-174</text:p>
              </table:table-cell>
              <table:table-cell office:value-type="float" office:value="-566">
                <text:p>-56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194">
                <text:p>-1194</text:p>
              </table:table-cell>
              <table:table-cell office:value-type="float" office:value="-122">
                <text:p>-122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194">
                <text:p>-1194</text:p>
              </table:table-cell>
              <table:table-cell office:value-type="float" office:value="-122">
                <text:p>-122</text:p>
              </table:table-cell>
              <table:table-cell office:value-type="float" office:value="-566">
                <text:p>-56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538">
                <text:p>-53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483">
                <text:p>-483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483">
                <text:p>-483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194">
                <text:p>-1194</text:p>
              </table:table-cell>
              <table:table-cell office:value-type="float" office:value="-101">
                <text:p>-101</text:p>
              </table:table-cell>
              <table:table-cell office:value-type="float" office:value="-422">
                <text:p>-422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368">
                <text:p>-36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368">
                <text:p>-36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313">
                <text:p>-313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254">
                <text:p>-254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254">
                <text:p>-254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204">
                <text:p>-204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148">
                <text:p>-148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148">
                <text:p>-148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95">
                <text:p>-95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40">
                <text:p>-40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40">
                <text:p>-40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24">
                <text:p>24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191">
                <text:p>-1191</text:p>
              </table:table-cell>
              <table:table-cell office:value-type="float" office:value="-101">
                <text:p>-101</text:p>
              </table:table-cell>
              <table:table-cell office:value-type="float" office:value="98">
                <text:p>98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191">
                <text:p>-1191</text:p>
              </table:table-cell>
              <table:table-cell office:value-type="float" office:value="-101">
                <text:p>-101</text:p>
              </table:table-cell>
              <table:table-cell office:value-type="float" office:value="98">
                <text:p>98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192">
                <text:p>-1192</text:p>
              </table:table-cell>
              <table:table-cell office:value-type="float" office:value="-94">
                <text:p>-94</text:p>
              </table:table-cell>
              <table:table-cell office:value-type="float" office:value="163">
                <text:p>163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197">
                <text:p>-1197</text:p>
              </table:table-cell>
              <table:table-cell office:value-type="float" office:value="-101">
                <text:p>-101</text:p>
              </table:table-cell>
              <table:table-cell office:value-type="float" office:value="244">
                <text:p>244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197">
                <text:p>-1197</text:p>
              </table:table-cell>
              <table:table-cell office:value-type="float" office:value="-101">
                <text:p>-101</text:p>
              </table:table-cell>
              <table:table-cell office:value-type="float" office:value="244">
                <text:p>244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198">
                <text:p>-1198</text:p>
              </table:table-cell>
              <table:table-cell office:value-type="float" office:value="-98">
                <text:p>-98</text:p>
              </table:table-cell>
              <table:table-cell office:value-type="float" office:value="315">
                <text:p>315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381">
                <text:p>381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381">
                <text:p>381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467">
                <text:p>467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538">
                <text:p>538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538">
                <text:p>538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628">
                <text:p>62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707">
                <text:p>70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707">
                <text:p>70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196">
                <text:p>-1196</text:p>
              </table:table-cell>
              <table:table-cell office:value-type="float" office:value="-98">
                <text:p>-98</text:p>
              </table:table-cell>
              <table:table-cell office:value-type="float" office:value="794">
                <text:p>794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875">
                <text:p>875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875">
                <text:p>875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957">
                <text:p>957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197">
                <text:p>-1197</text:p>
              </table:table-cell>
              <table:table-cell office:value-type="float" office:value="-102">
                <text:p>-102</text:p>
              </table:table-cell>
              <table:table-cell office:value-type="float" office:value="1048">
                <text:p>104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197">
                <text:p>-1197</text:p>
              </table:table-cell>
              <table:table-cell office:value-type="float" office:value="-102">
                <text:p>-102</text:p>
              </table:table-cell>
              <table:table-cell office:value-type="float" office:value="1048">
                <text:p>104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1125">
                <text:p>1125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1213">
                <text:p>1213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1213">
                <text:p>1213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194">
                <text:p>-1194</text:p>
              </table:table-cell>
              <table:table-cell office:value-type="float" office:value="-96">
                <text:p>-96</text:p>
              </table:table-cell>
              <table:table-cell office:value-type="float" office:value="1308">
                <text:p>1308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1386">
                <text:p>138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1386">
                <text:p>138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1471">
                <text:p>1471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1559">
                <text:p>1559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1559">
                <text:p>1559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1635">
                <text:p>1635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1716">
                <text:p>171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1716">
                <text:p>171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1800">
                <text:p>1800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193">
                <text:p>-1193</text:p>
              </table:table-cell>
              <table:table-cell office:value-type="float" office:value="-98">
                <text:p>-98</text:p>
              </table:table-cell>
              <table:table-cell office:value-type="float" office:value="1848">
                <text:p>184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193">
                <text:p>-1193</text:p>
              </table:table-cell>
              <table:table-cell office:value-type="float" office:value="-98">
                <text:p>-98</text:p>
              </table:table-cell>
              <table:table-cell office:value-type="float" office:value="1848">
                <text:p>184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1908">
                <text:p>190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1972">
                <text:p>1972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1972">
                <text:p>1972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2023">
                <text:p>2023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2081">
                <text:p>2081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2081">
                <text:p>2081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2145">
                <text:p>2145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2199">
                <text:p>2199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2199">
                <text:p>2199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2234">
                <text:p>-2234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2154">
                <text:p>-2154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2154">
                <text:p>-2154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2088">
                <text:p>-208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2008">
                <text:p>-2008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2008">
                <text:p>-2008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193">
                <text:p>-1193</text:p>
              </table:table-cell>
              <table:table-cell office:value-type="float" office:value="-98">
                <text:p>-98</text:p>
              </table:table-cell>
              <table:table-cell office:value-type="float" office:value="-1918">
                <text:p>-191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-1848">
                <text:p>-184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-1848">
                <text:p>-184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191">
                <text:p>-1191</text:p>
              </table:table-cell>
              <table:table-cell office:value-type="float" office:value="-94">
                <text:p>-94</text:p>
              </table:table-cell>
              <table:table-cell office:value-type="float" office:value="-1763">
                <text:p>-1763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197">
                <text:p>-1197</text:p>
              </table:table-cell>
              <table:table-cell office:value-type="float" office:value="-94">
                <text:p>-94</text:p>
              </table:table-cell>
              <table:table-cell office:value-type="float" office:value="-1666">
                <text:p>-1666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197">
                <text:p>-1197</text:p>
              </table:table-cell>
              <table:table-cell office:value-type="float" office:value="-94">
                <text:p>-94</text:p>
              </table:table-cell>
              <table:table-cell office:value-type="float" office:value="-1666">
                <text:p>-1666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1585">
                <text:p>-1585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1492">
                <text:p>-1492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1492">
                <text:p>-1492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195">
                <text:p>-1195</text:p>
              </table:table-cell>
              <table:table-cell office:value-type="float" office:value="-96">
                <text:p>-96</text:p>
              </table:table-cell>
              <table:table-cell office:value-type="float" office:value="-1385">
                <text:p>-1385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193">
                <text:p>-1193</text:p>
              </table:table-cell>
              <table:table-cell office:value-type="float" office:value="-94">
                <text:p>-94</text:p>
              </table:table-cell>
              <table:table-cell office:value-type="float" office:value="-1305">
                <text:p>-1305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193">
                <text:p>-1193</text:p>
              </table:table-cell>
              <table:table-cell office:value-type="float" office:value="-94">
                <text:p>-94</text:p>
              </table:table-cell>
              <table:table-cell office:value-type="float" office:value="-1305">
                <text:p>-1305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1221">
                <text:p>-1221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1120">
                <text:p>-1120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1120">
                <text:p>-1120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1036">
                <text:p>-103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940">
                <text:p>-940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940">
                <text:p>-940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845">
                <text:p>-845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57">
                <text:p>-75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57">
                <text:p>-75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671">
                <text:p>-671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193">
                <text:p>-1193</text:p>
              </table:table-cell>
              <table:table-cell office:value-type="float" office:value="-88">
                <text:p>-88</text:p>
              </table:table-cell>
              <table:table-cell office:value-type="float" office:value="-572">
                <text:p>-572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193">
                <text:p>-1193</text:p>
              </table:table-cell>
              <table:table-cell office:value-type="float" office:value="-88">
                <text:p>-88</text:p>
              </table:table-cell>
              <table:table-cell office:value-type="float" office:value="-572">
                <text:p>-572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193">
                <text:p>-1193</text:p>
              </table:table-cell>
              <table:table-cell office:value-type="float" office:value="-98">
                <text:p>-98</text:p>
              </table:table-cell>
              <table:table-cell office:value-type="float" office:value="-493">
                <text:p>-493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424">
                <text:p>-424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424">
                <text:p>-424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194">
                <text:p>-1194</text:p>
              </table:table-cell>
              <table:table-cell office:value-type="float" office:value="-102">
                <text:p>-102</text:p>
              </table:table-cell>
              <table:table-cell office:value-type="float" office:value="-355">
                <text:p>-355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302">
                <text:p>-302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302">
                <text:p>-302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241">
                <text:p>-241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-182">
                <text:p>-182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-182">
                <text:p>-182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127">
                <text:p>-127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80">
                <text:p>-8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80">
                <text:p>-8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2">
                <text:p>-72</text:p>
              </table:table-cell>
              <table:table-cell office:value-type="float" office:value="-2197">
                <text:p>-21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-2146">
                <text:p>-21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-2146">
                <text:p>-21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-2074">
                <text:p>-20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983">
                <text:p>-19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983">
                <text:p>-19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911">
                <text:p>-19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826">
                <text:p>-18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826">
                <text:p>-18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191">
                <text:p>-1191</text:p>
              </table:table-cell>
              <table:table-cell office:value-type="float" office:value="-102">
                <text:p>-102</text:p>
              </table:table-cell>
              <table:table-cell office:value-type="float" office:value="-71">
                <text:p>-71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194">
                <text:p>-1194</text:p>
              </table:table-cell>
              <table:table-cell office:value-type="float" office:value="-102">
                <text:p>-102</text:p>
              </table:table-cell>
              <table:table-cell office:value-type="float" office:value="-71">
                <text:p>-71</text:p>
              </table:table-cell>
              <table:table-cell office:value-type="float" office:value="-1287">
                <text:p>-12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194">
                <text:p>-1194</text:p>
              </table:table-cell>
              <table:table-cell office:value-type="float" office:value="-102">
                <text:p>-102</text:p>
              </table:table-cell>
              <table:table-cell office:value-type="float" office:value="-71">
                <text:p>-71</text:p>
              </table:table-cell>
              <table:table-cell office:value-type="float" office:value="-1287">
                <text:p>-12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191">
                <text:p>-11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-1112">
                <text:p>-11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-1112">
                <text:p>-11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198">
                <text:p>-1198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025">
                <text:p>-10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925">
                <text:p>-9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925">
                <text:p>-9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842">
                <text:p>-8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2">
                <text:p>-72</text:p>
              </table:table-cell>
              <table:table-cell office:value-type="float" office:value="-749">
                <text:p>-7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2">
                <text:p>-72</text:p>
              </table:table-cell>
              <table:table-cell office:value-type="float" office:value="-749">
                <text:p>-7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2">
                <text:p>-72</text:p>
              </table:table-cell>
              <table:table-cell office:value-type="float" office:value="-581">
                <text:p>-5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2">
                <text:p>-72</text:p>
              </table:table-cell>
              <table:table-cell office:value-type="float" office:value="-581">
                <text:p>-5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498">
                <text:p>-4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418">
                <text:p>-4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418">
                <text:p>-4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191">
                <text:p>-1191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191">
                <text:p>-1191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194">
                <text:p>-1194</text:p>
              </table:table-cell>
              <table:table-cell office:value-type="float" office:value="-102">
                <text:p>-102</text:p>
              </table:table-cell>
              <table:table-cell office:value-type="float" office:value="-71">
                <text:p>-7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194">
                <text:p>-1194</text:p>
              </table:table-cell>
              <table:table-cell office:value-type="float" office:value="-102">
                <text:p>-102</text:p>
              </table:table-cell>
              <table:table-cell office:value-type="float" office:value="-71">
                <text:p>-7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197">
                <text:p>-1197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197">
                <text:p>-1197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-70">
                <text:p>-7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197">
                <text:p>-1197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193">
                <text:p>-1193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193">
                <text:p>-1193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191">
                <text:p>-1191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197">
                <text:p>-1197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197">
                <text:p>-1197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196">
                <text:p>-1196</text:p>
              </table:table-cell>
              <table:table-cell office:value-type="float" office:value="-96">
                <text:p>-96</text:p>
              </table:table-cell>
              <table:table-cell office:value-type="float" office:value="-71">
                <text:p>-71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0">
                <text:p>-70</text:p>
              </table:table-cell>
              <table:table-cell office:value-type="float" office:value="-2193">
                <text:p>-21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0">
                <text:p>-70</text:p>
              </table:table-cell>
              <table:table-cell office:value-type="float" office:value="-2193">
                <text:p>-21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2112">
                <text:p>-21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-1944">
                <text:p>-19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-1857">
                <text:p>-18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194">
                <text:p>-1194</text:p>
              </table:table-cell>
              <table:table-cell office:value-type="float" office:value="-94">
                <text:p>-94</text:p>
              </table:table-cell>
              <table:table-cell office:value-type="float" office:value="-71">
                <text:p>-71</text:p>
              </table:table-cell>
              <table:table-cell office:value-type="float" office:value="-1857">
                <text:p>-18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197">
                <text:p>-1197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195">
                <text:p>-1195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501">
                <text:p>-15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501">
                <text:p>-15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194">
                <text:p>-1194</text:p>
              </table:table-cell>
              <table:table-cell office:value-type="float" office:value="-98">
                <text:p>-98</text:p>
              </table:table-cell>
              <table:table-cell office:value-type="float" office:value="-71">
                <text:p>-71</text:p>
              </table:table-cell>
              <table:table-cell office:value-type="float" office:value="-1413">
                <text:p>-14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195">
                <text:p>-1195</text:p>
              </table:table-cell>
              <table:table-cell office:value-type="float" office:value="-94">
                <text:p>-94</text:p>
              </table:table-cell>
              <table:table-cell office:value-type="float" office:value="-70">
                <text:p>-70</text:p>
              </table:table-cell>
              <table:table-cell office:value-type="float" office:value="-1321">
                <text:p>-1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69cm" svg:y="3.442cm" style:legend-expansion="high" chart:style-name="ch2"/>
        <chart:plot-area chart:style-name="ch3" table:cell-range-address="Drive.A1:Drive.D403" chart:data-source-has-labels="row" svg:x="0.32cm" svg:y="0.18cm" svg:width="13.529cm" svg:height="8.64cm">
          <chart:coordinate-region svg:x="1.352cm" svg:y="0.382cm" svg:width="12.415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rive.A2:Drive.A403" chart:label-cell-address="Drive.A1:Drive.A1" chart:class="chart:line">
            <chart:data-point chart:repeated="402"/>
          </chart:series>
          <chart:series chart:style-name="ch7" chart:values-cell-range-address="Drive.B2:Drive.B403" chart:label-cell-address="Drive.B1:Drive.B1" chart:class="chart:line">
            <chart:data-point chart:repeated="402"/>
          </chart:series>
          <chart:series chart:style-name="ch8" chart:values-cell-range-address="Drive.C2:Drive.C403" chart:label-cell-address="Drive.C1:Drive.C1" chart:class="chart:line">
            <chart:data-point chart:repeated="402"/>
          </chart:series>
          <chart:series chart:style-name="ch9" chart:values-cell-range-address="Drive.D2:Drive.D403" chart:label-cell-address="Drive.D1:Drive.D1" chart:class="chart:line">
            <chart:data-point chart:repeated="4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</text:p>
                <draw:g>
                  <svg:desc>Drive.A1:Drive.A1</svg:desc>
                </draw:g>
              </table:table-cell>
              <table:table-cell office:value-type="string">
                <text:p>BL</text:p>
                <draw:g>
                  <svg:desc>Drive.B1:Drive.B1</svg:desc>
                </draw:g>
              </table:table-cell>
              <table:table-cell office:value-type="string">
                <text:p>BR</text:p>
                <draw:g>
                  <svg:desc>Drive.C1:Drive.C1</svg:desc>
                </draw:g>
              </table:table-cell>
              <table:table-cell office:value-type="string">
                <text:p>FR</text:p>
                <draw:g>
                  <svg:desc>Drive.D1:Driv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rive.A2:Drive.A403</svg:desc>
                </draw:g>
              </table:table-cell>
              <table:table-cell office:value-type="float" office:value="0">
                <text:p>0</text:p>
                <draw:g>
                  <svg:desc>Drive.B2:Drive.B403</svg:desc>
                </draw:g>
              </table:table-cell>
              <table:table-cell office:value-type="float" office:value="0">
                <text:p>0</text:p>
                <draw:g>
                  <svg:desc>Drive.C2:Drive.C403</svg:desc>
                </draw:g>
              </table:table-cell>
              <table:table-cell office:value-type="float" office:value="0">
                <text:p>0</text:p>
                <draw:g>
                  <svg:desc>Drive.D2:Drive.D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5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8">
                <text:p>1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3">
                <text:p>1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1">
                <text:p>1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6">
                <text:p>1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1">
                <text:p>1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1">
                <text:p>1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6">
                <text:p>1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3">
                <text:p>1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7">
                <text:p>1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1">
                <text:p>1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2">
                <text:p>1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4">
                <text:p>1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2">
                <text:p>1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7">
                <text:p>1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4">
                <text:p>1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62">
                <text:p>1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7">
                <text:p>1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4">
                <text:p>1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79">
                <text:p>1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51">
                <text:p>1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2">
                <text:p>1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0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6">
                <text:p>1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17">
                <text:p>1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1">
                <text:p>1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58">
                <text:p>1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30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7">
                <text:p>1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26">
                <text:p>1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8">
                <text:p>1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7">
                <text:p>1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4">
                <text:p>1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39">
                <text:p>1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92">
                <text:p>1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13">
                <text:p>1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1">
                <text:p>1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26">
                <text:p>1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99">
                <text:p>1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08">
                <text:p>1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33">
                <text:p>1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87">
                <text:p>1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21">
                <text:p>1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53">
                <text:p>1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94">
                <text:p>1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52">
                <text:p>1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17">
                <text:p>1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27">
                <text:p>1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4">
                <text:p>1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7">
                <text:p>1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9">
                <text:p>1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7">
                <text:p>1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9">
                <text:p>1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8">
                <text:p>1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9">
                <text:p>1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17">
                <text:p>1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83">
                <text:p>1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95">
                <text:p>1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3">
                <text:p>1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31">
                <text:p>1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64">
                <text:p>1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48">
                <text:p>1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04">
                <text:p>1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45">
                <text:p>1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15">
                <text:p>1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39">
                <text:p>1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35">
                <text:p>1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96">
                <text:p>1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5">
                <text:p>1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2">
                <text:p>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01">
                <text:p>1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8">
                <text:p>1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5">
                <text:p>1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34">
                <text:p>1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11">
                <text:p>1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2">
                <text:p>1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85">
                <text:p>1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20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8">
                <text:p>1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3">
                <text:p>693</text:p>
              </table:table-cell>
              <table:table-cell office:value-type="float" office:value="974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1">
                <text:p>431</text:p>
              </table:table-cell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5">
                <text:p>345</text:p>
              </table:table-cell>
              <table:table-cell office:value-type="float" office:value="1323">
                <text:p>1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6">
                <text:p>196</text:p>
              </table:table-cell>
              <table:table-cell office:value-type="float" office:value="1409">
                <text:p>1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8">
                <text:p>158</text:p>
              </table:table-cell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8">
                <text:p>158</text:p>
              </table:table-cell>
              <table:table-cell office:value-type="float" office:value="1489">
                <text:p>1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8">
                <text:p>158</text:p>
              </table:table-cell>
              <table:table-cell office:value-type="float" office:value="1484">
                <text:p>1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8">
                <text:p>158</text:p>
              </table:table-cell>
              <table:table-cell office:value-type="float" office:value="1519">
                <text:p>1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8">
                <text:p>158</text:p>
              </table:table-cell>
              <table:table-cell office:value-type="float" office:value="1524">
                <text:p>1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8">
                <text:p>158</text:p>
              </table:table-cell>
              <table:table-cell office:value-type="float" office:value="1472">
                <text:p>1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8">
                <text:p>158</text:p>
              </table:table-cell>
              <table:table-cell office:value-type="float" office:value="1522">
                <text:p>1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8">
                <text:p>158</text:p>
              </table:table-cell>
              <table:table-cell office:value-type="float" office:value="1531">
                <text:p>1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8">
                <text:p>158</text:p>
              </table:table-cell>
              <table:table-cell office:value-type="float" office:value="1499">
                <text:p>1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8">
                <text:p>158</text:p>
              </table:table-cell>
              <table:table-cell office:value-type="float" office:value="1513">
                <text:p>1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8">
                <text:p>158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467">
                <text:p>1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506">
                <text:p>1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524">
                <text:p>1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481">
                <text:p>1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515">
                <text:p>1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547">
                <text:p>1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511">
                <text:p>1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480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499">
                <text:p>1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504">
                <text:p>1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444">
                <text:p>1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489">
                <text:p>1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519">
                <text:p>1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511">
                <text:p>1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508">
                <text:p>1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533">
                <text:p>1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538">
                <text:p>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552">
                <text:p>1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507">
                <text:p>1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536">
                <text:p>1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547">
                <text:p>1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544">
                <text:p>1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490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503">
                <text:p>1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465">
                <text:p>1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514">
                <text:p>1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523">
                <text:p>1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534">
                <text:p>1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519">
                <text:p>1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554">
                <text:p>1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508">
                <text:p>1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548">
                <text:p>1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515">
                <text:p>1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555">
                <text:p>1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511">
                <text:p>1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532">
                <text:p>1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527">
                <text:p>1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502">
                <text:p>1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463">
                <text:p>1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522">
                <text:p>1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538">
                <text:p>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56">
                <text:p>1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533">
                <text:p>1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543">
                <text:p>1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555">
                <text:p>1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530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547">
                <text:p>1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529">
                <text:p>1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546">
                <text:p>1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524">
                <text:p>1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535">
                <text:p>1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433">
                <text:p>1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526">
                <text:p>1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499">
                <text:p>1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546">
                <text:p>1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511">
                <text:p>1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543">
                <text:p>1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561">
                <text:p>1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549">
                <text:p>1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547">
                <text:p>1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255">
                <text:p>1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765">
                <text:p>765</text:p>
              </table:table-cell>
              <table:table-cell office:value-type="float" office:value="861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590">
                <text:p>590</text:p>
              </table:table-cell>
              <table:table-cell office:value-type="float" office:value="1053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418">
                <text:p>418</text:p>
              </table:table-cell>
              <table:table-cell office:value-type="float" office:value="1184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  <table:table-cell office:value-type="float" office:value="1289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373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427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481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488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492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503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507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507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523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503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549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6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4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9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7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4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2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6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7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1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9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7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1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53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58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9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7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78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3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9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4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2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2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6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5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6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5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3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8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1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1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9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7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3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9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1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5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1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9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6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3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6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1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2">
                <text:p>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5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8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6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9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4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6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2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57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6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3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51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71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3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4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1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5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6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3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94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71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4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0">
                <text:p>82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8">
                <text:p>638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2">
                <text:p>412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